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1.609cm" style:rel-column-width="6201*"/>
    </style:style>
    <style:style style:name="Tabelle2.B" style:family="table-column">
      <style:table-column-properties style:column-width="7.696cm" style:rel-column-width="29666*"/>
    </style:style>
    <style:style style:name="Tabelle2.C" style:family="table-column">
      <style:table-column-properties style:column-width="7.696cm" style:rel-column-width="2966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6cebe5" officeooo:paragraph-rsid="00402aca"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fo:font-size="12pt" officeooo:rsid="0016f6a0" officeooo:paragraph-rsid="00781819" style:font-size-asian="12pt" style:font-size-complex="12pt"/>
    </style:style>
    <style:style style:name="P5" style:family="paragraph" style:parent-style-name="Table_20_Contents">
      <style:text-properties fo:font-size="12pt" officeooo:rsid="0017483c" officeooo:paragraph-rsid="00781819" style:font-size-asian="12pt" style:font-size-complex="12pt"/>
    </style:style>
    <style:style style:name="P6" style:family="paragraph" style:parent-style-name="Table_20_Contents">
      <style:text-properties fo:font-size="12pt" officeooo:rsid="0018391a" officeooo:paragraph-rsid="00781819" style:font-size-asian="12pt" style:font-size-complex="12pt"/>
    </style:style>
    <style:style style:name="P7" style:family="paragraph" style:parent-style-name="Table_20_Contents">
      <style:text-properties fo:font-size="12pt" officeooo:rsid="00781819" officeooo:paragraph-rsid="00781819" style:font-size-asian="12pt" style:font-size-complex="12pt"/>
    </style:style>
    <style:style style:name="P8" style:family="paragraph" style:parent-style-name="Standard">
      <style:paragraph-properties fo:text-align="start" style:justify-single-word="false"/>
      <style:text-properties style:font-name="Liberation Serif" fo:font-size="12pt" fo:font-style="normal" fo:font-weight="normal" officeooo:rsid="0018391a" officeooo:paragraph-rsid="00799a64"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07a5e03" officeooo:paragraph-rsid="007a5e03"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7bd9c6" officeooo:paragraph-rsid="007bd9c6"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7bd9c6" officeooo:paragraph-rsid="007ee24d"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7bd9c6" officeooo:paragraph-rsid="007d918a"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73db4d" officeooo:paragraph-rsid="007a5e03"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7fc80c" officeooo:paragraph-rsid="007fc80c"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bold" officeooo:rsid="007a5e03" officeooo:paragraph-rsid="007a5e03"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07bd9c6" officeooo:paragraph-rsid="007bd9c6"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07bd9c6" officeooo:paragraph-rsid="007ee24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07fc80c" officeooo:paragraph-rsid="007fc80c"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0pt" officeooo:rsid="01e03e6a" officeooo:paragraph-rsid="0081b82b" style:font-size-asian="10pt" style:font-size-complex="10pt"/>
    </style:style>
    <style:style style:name="P20" style:family="paragraph" style:parent-style-name="Standard">
      <style:text-properties fo:font-size="12pt" officeooo:paragraph-rsid="00781819" style:font-size-asian="12pt" style:font-size-complex="12pt"/>
    </style:style>
    <style:style style:name="P21" style:family="paragraph" style:parent-style-name="Standard">
      <style:text-properties fo:font-size="12pt" officeooo:rsid="0018391a" officeooo:paragraph-rsid="00799a64" style:font-size-asian="12pt" style:font-size-complex="12pt"/>
    </style:style>
    <style:style style:name="P22" style:family="paragraph" style:parent-style-name="Standard">
      <style:paragraph-properties fo:text-align="start" style:justify-single-word="false"/>
      <style:text-properties style:font-name="Courier New" fo:font-size="11pt" fo:font-style="normal" fo:font-weight="normal" officeooo:rsid="007bd9c6" officeooo:paragraph-rsid="007d918a"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Courier New" fo:font-size="11pt" fo:font-style="normal" fo:font-weight="normal" officeooo:rsid="007bd9c6" officeooo:paragraph-rsid="007ee24d"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Courier New" fo:font-size="11pt" fo:font-style="normal" fo:font-weight="normal" officeooo:rsid="007a5e03" officeooo:paragraph-rsid="007ee24d"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Courier New" fo:font-size="11pt" fo:font-style="normal" fo:font-weight="normal" officeooo:rsid="007a5e03" officeooo:paragraph-rsid="007f31ff"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font-name="Courier New" fo:font-size="11pt" fo:font-style="normal" fo:font-weight="bold" officeooo:rsid="007bd9c6" officeooo:paragraph-rsid="007d918a"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style:font-name="Courier New" fo:font-size="11pt" fo:font-style="normal" fo:font-weight="bold" officeooo:rsid="007a5e03" officeooo:paragraph-rsid="007ee24d" style:font-size-asian="11pt" style:font-style-asian="normal" style:font-weight-asian="bold" style:font-size-complex="11pt" style:font-style-complex="normal" style:font-weight-complex="bold"/>
    </style:style>
    <style:style style:name="P28" style:family="paragraph" style:parent-style-name="Standard">
      <style:text-properties style:font-name="Courier New" fo:font-size="11pt" fo:font-weight="bold" officeooo:paragraph-rsid="007a5e03" style:font-size-asian="11pt" style:font-weight-asian="bold" style:font-size-complex="11pt" style:font-weight-complex="bold"/>
    </style:style>
    <style:style style:name="P29" style:family="paragraph" style:parent-style-name="Standard">
      <style:text-properties style:font-name="Courier New" fo:font-size="11pt" fo:font-weight="normal" officeooo:paragraph-rsid="007a5e03" style:font-size-asian="11pt" style:font-weight-asian="normal" style:font-size-complex="11pt" style:font-weight-complex="normal"/>
    </style:style>
    <style:style style:name="P30" style:family="paragraph" style:parent-style-name="Standard">
      <style:text-properties style:font-name="Courier New" fo:font-size="11pt" fo:font-weight="normal" officeooo:paragraph-rsid="007f1a4e"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font-size="16pt" officeooo:paragraph-rsid="00718745" style:font-size-asian="16pt" style:font-size-complex="16pt"/>
    </style:style>
    <style:style style:name="P32" style:family="paragraph" style:parent-style-name="Standard">
      <style:paragraph-properties fo:text-align="start" style:justify-single-word="false" fo:break-before="page"/>
      <style:text-properties style:font-name="Liberation Serif" fo:font-size="14pt" fo:font-weight="bold" officeooo:rsid="00333e0b" officeooo:paragraph-rsid="00718745" style:font-size-asian="14pt" style:font-weight-asian="bold" style:font-size-complex="14pt" style:font-weight-complex="bold"/>
    </style:style>
    <style:style style:name="P33" style:family="paragraph" style:parent-style-name="Standard">
      <style:paragraph-properties fo:text-align="start" style:justify-single-word="false" fo:break-before="page"/>
      <style:text-properties style:font-name="Courier New" fo:font-size="11pt" fo:font-style="normal" fo:font-weight="bold" officeooo:rsid="007a5e03" officeooo:paragraph-rsid="007ee24d" style:font-size-asian="11pt" style:font-style-asian="normal" style:font-weight-asian="bold" style:font-size-complex="11pt" style:font-style-complex="normal" style:font-weight-complex="bold"/>
    </style:style>
    <style:style style:name="P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718745"/>
    </style:style>
    <style:style style:name="T2" style:family="text">
      <style:text-properties officeooo:rsid="0022d049"/>
    </style:style>
    <style:style style:name="T3" style:family="text">
      <style:text-properties fo:font-style="normal" style:font-style-asian="normal" style:font-style-complex="normal"/>
    </style:style>
    <style:style style:name="T4" style:family="text">
      <style:text-properties fo:font-style="normal" officeooo:rsid="00840c47" style:font-style-asian="normal" style:font-style-complex="normal"/>
    </style:style>
    <style:style style:name="T5" style:family="text">
      <style:text-properties fo:font-style="normal" officeooo:rsid="0081b82b"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3fa25e" style:font-style-asian="normal" style:font-weight-asian="normal" style:font-style-complex="normal" style:font-weight-complex="normal"/>
    </style:style>
    <style:style style:name="T9" style:family="text">
      <style:text-properties fo:font-style="normal" fo:font-weight="normal" officeooo:rsid="008219cc" style:font-style-asian="normal" style:font-weight-asian="normal" style:font-style-complex="normal" style:font-weight-complex="normal"/>
    </style:style>
    <style:style style:name="T10" style:family="text">
      <style:text-properties officeooo:rsid="0018391a"/>
    </style:style>
    <style:style style:name="T11" style:family="text">
      <style:text-properties officeooo:rsid="00781819"/>
    </style:style>
    <style:style style:name="T12" style:family="text">
      <style:text-properties officeooo:rsid="00799a64"/>
    </style:style>
    <style:style style:name="T13" style:family="text">
      <style:text-properties fo:font-weight="bold" style:font-weight-asian="bold" style:font-weight-complex="bold"/>
    </style:style>
    <style:style style:name="T14" style:family="text">
      <style:text-properties officeooo:rsid="007a5e03" style:font-size-asian="11pt"/>
    </style:style>
    <style:style style:name="T15" style:family="text">
      <style:text-properties officeooo:rsid="007ee24d" style:font-size-asian="11pt"/>
    </style:style>
    <style:style style:name="T16" style:family="text">
      <style:text-properties officeooo:rsid="007ee24d"/>
    </style:style>
    <style:style style:name="T17" style:family="text">
      <style:text-properties officeooo:rsid="007f1a4e"/>
    </style:style>
    <style:style style:name="T18" style:family="text">
      <style:text-properties officeooo:rsid="0081b82b"/>
    </style:style>
    <style:style style:name="T19" style:family="text">
      <style:text-properties officeooo:rsid="008219cc"/>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Aufgabe 1</text:p>
      <text:p text:style-name="P31"/>
      <table:table table:name="Tabelle2" table:style-name="Tabelle2">
        <table:table-column table:style-name="Tabelle2.A"/>
        <table:table-column table:style-name="Tabelle2.B"/>
        <table:table-column table:style-name="Tabelle2.C"/>
        <table:table-row>
          <table:table-cell table:style-name="Tabelle2.A1" office:value-type="string">
            <text:p text:style-name="P4"/>
          </table:table-cell>
          <table:table-cell table:style-name="Tabelle2.A1" office:value-type="string">
            <text:p text:style-name="P4">Vorteile</text:p>
          </table:table-cell>
          <table:table-cell table:style-name="Tabelle2.C1" office:value-type="string">
            <text:p text:style-name="P4">Nachteile</text:p>
          </table:table-cell>
        </table:table-row>
        <table:table-row>
          <table:table-cell table:style-name="Tabelle2.A2" office:value-type="string">
            <text:p text:style-name="P4">Queue</text:p>
          </table:table-cell>
          <table:table-cell table:style-name="Tabelle2.A2" office:value-type="string">
            <text:p text:style-name="P4"><text:span text:style-name="T11">B</text:span>eliebig viele Objekte einfügen <text:span text:style-name="T11">möglich</text:span></text:p>
          </table:table-cell>
          <table:table-cell table:style-name="Tabelle2.C2" office:value-type="string">
            <text:p text:style-name="P4"><text:span text:style-name="T11">Lesen / Löschen </text:span>„nur“ <text:span text:style-name="T11">für </text:span>1. Element möglich, <text:span text:style-name="T11">Einfügen „nur“ am Ende</text:span></text:p>
          </table:table-cell>
        </table:table-row>
        <table:table-row>
          <table:table-cell table:style-name="Tabelle2.A2" office:value-type="string">
            <text:p text:style-name="P4">Stack</text:p>
          </table:table-cell>
          <table:table-cell table:style-name="Tabelle2.A2" office:value-type="string">
            <text:p text:style-name="P4"><text:span text:style-name="T11">B</text:span>eliebig viele Objekte einfügen <text:span text:style-name="T11">möglich</text:span></text:p>
          </table:table-cell>
          <table:table-cell table:style-name="Tabelle2.C2" office:value-type="string">
            <text:p text:style-name="P4"><text:span text:style-name="T11">Lesen / Löschen</text:span> „nur“ <text:span text:style-name="T11">für das </text:span>„oberste“ Element möglich, <text:span text:style-name="T11">Einfügen ebenso</text:span></text:p>
          </table:table-cell>
        </table:table-row>
        <table:table-row>
          <table:table-cell table:style-name="Tabelle2.A2" office:value-type="string">
            <text:p text:style-name="P4">Liste</text:p>
          </table:table-cell>
          <table:table-cell table:style-name="Tabelle2.A2" office:value-type="string">
            <text:p text:style-name="P4"><text:span text:style-name="T11">B</text:span>eliebig viele Objekte einfügen<text:span text:style-name="T11"> möglich</text:span></text:p>
            <text:p text:style-name="P4"><text:span text:style-name="T11">Lesen für beliebige</text:span> El<text:span text:style-name="T10">emente</text:span> <text:span text:style-name="T11">möglich</text:span></text:p>
            <text:p text:style-name="P5"><text:span text:style-name="T11">Einfügen / löschen </text:span>an beliebiger Stelle</text:p>
          </table:table-cell>
          <table:table-cell table:style-name="Tabelle2.C2" office:value-type="string">
            <text:p text:style-name="P6">Für den Zugriff auf <text:span text:style-name="T11">ein </text:span>Elemente muss man jedesmal vom Anfang der Liste mit next weitergehen.</text:p>
          </table:table-cell>
        </table:table-row>
        <table:table-row>
          <table:table-cell table:style-name="Tabelle2.A2" office:value-type="string">
            <text:p text:style-name="P4">Array</text:p>
          </table:table-cell>
          <table:table-cell table:style-name="Tabelle2.A2" office:value-type="string">
            <text:p text:style-name="P4"><text:span text:style-name="T11">Lesen für beliebige</text:span> El<text:span text:style-name="T10">emente</text:span> <text:span text:style-name="T11">möglich</text:span></text:p>
            <text:p text:style-name="P5"><text:span text:style-name="T11">Einfügen / löschen </text:span>an beliebiger Stelle</text:p>
            <text:p text:style-name="P5"><text:span text:style-name="T10">Schneller Zugriff</text:span> über <text:span text:style-name="T10">den </text:span>Index</text:p>
          </table:table-cell>
          <table:table-cell table:style-name="Tabelle2.C2" office:value-type="string">
            <text:p text:style-name="P6">Anzahl der Elemente ist <text:span text:style-name="T11">nicht änderbar</text:span>.</text:p>
            <text:p text:style-name="P7">Beim Löschen entstehen Lücken.</text:p>
            <text:p text:style-name="P7">Zum Einfügen muss man evtl. Elemente verschieben</text:p>
          </table:table-cell>
        </table:table-row>
      </table:table>
      <text:p text:style-name="P20"/>
      <text:p text:style-name="P21">Hinweis:</text:p>
      <text:p text:style-name="P8">Arrays sind „einfacher“ zu programmieren als dynamische Datenstrukturen und werden daher oft bevorzugt; das sollte jedoch kein <text:span text:style-name="T12">Entscheidungsk</text:span>riterium sein.</text:p>
      <text:p text:style-name="P8"/>
      <text:p text:style-name="P8"/>
      <text:p text:style-name="P15">Aufgabe 2</text:p>
      <text:p text:style-name="P9"/>
      <text:p text:style-name="P28">public class Adressbuch</text:p>
      <text:p text:style-name="P29">{</text:p>
      <text:p text:style-name="P29"><text:s text:c="3"/>private List&lt;Kontakt&gt; aListe;</text:p>
      <text:p text:style-name="P29"/>
      <text:p text:style-name="P28"><text:s text:c="3"/>public Adressbuch()</text:p>
      <text:p text:style-name="P29"><text:s text:c="3"/>{</text:p>
      <text:p text:style-name="P29"><text:s text:c="6"/>aListe = new List();</text:p>
      <text:p text:style-name="P29"><text:s text:c="3"/>}</text:p>
      <text:p text:style-name="P29"/>
      <text:p text:style-name="P28"><text:s text:c="3"/>public void einfügen(Kontakt pk)</text:p>
      <text:p text:style-name="P29"><text:s text:c="3"/>{</text:p>
      <text:p text:style-name="P29"><text:s text:c="6"/>aListe.append(pk);</text:p>
      <text:p text:style-name="P29"><text:s text:c="3"/>}</text:p>
      <text:p text:style-name="P29"/>
      <text:p text:style-name="P28"><text:s text:c="3"/>public Kontakt suchen(String pname)</text:p>
      <text:p text:style-name="P29"><text:s text:c="3"/>{</text:p>
      <text:p text:style-name="P29"><text:s text:c="6"/>Kontakt k<text:span text:style-name="T17">Akt</text:span>;</text:p>
      <text:p text:style-name="P29"><text:s text:c="6"/>aListe.toFirst();</text:p>
      <text:p text:style-name="P29"><text:s text:c="6"/>while (aListe.hasAccess() == true)</text:p>
      <text:p text:style-name="P29"><text:s text:c="6"/>{</text:p>
      <text:p text:style-name="P29"><text:s text:c="9"/>k<text:span text:style-name="T17">Akt</text:span> = aListe.getContent();</text:p>
      <text:p text:style-name="P29"><text:s text:c="9"/>if (pname.equals(k<text:span text:style-name="T17">Akt</text:span>.getNachname()))</text:p>
      <text:p text:style-name="P29"><text:s text:c="9"/>{</text:p>
      <text:p text:style-name="P29"><text:s text:c="12"/>return k<text:span text:style-name="T17">Akt</text:span>;</text:p>
      <text:p text:style-name="P29"><text:s text:c="9"/>}</text:p>
      <text:p text:style-name="P29"><text:s text:c="9"/>aListe.next();</text:p>
      <text:p text:style-name="P29"><text:s text:c="6"/>}</text:p>
      <text:p text:style-name="P29"><text:s text:c="6"/>return null;</text:p>
      <text:p text:style-name="P29"><text:s text:c="3"/>}</text:p>
      <text:p text:style-name="P29"/>
      <text:p text:style-name="P28"><text:soft-page-break/><text:s text:c="3"/>public void namenAusgeben()</text:p>
      <text:p text:style-name="P29"><text:s text:c="3"/>{ <text:s text:c="7"/></text:p>
      <text:p text:style-name="P30"><text:s text:c="6"/>Kontakt kAkt;</text:p>
      <text:p text:style-name="P30"><text:s text:c="6"/>int anzahl;</text:p>
      <text:p text:style-name="P30"/>
      <text:p text:style-name="P30"><text:s text:c="6"/>anzahl = 0;</text:p>
      <text:p text:style-name="P30"><text:s text:c="6"/>aListe.toFirst();</text:p>
      <text:p text:style-name="P30"><text:s text:c="6"/>while (aListe.hasAccess() == true)</text:p>
      <text:p text:style-name="P30"><text:s text:c="6"/>{</text:p>
      <text:p text:style-name="P30"><text:s text:c="9"/>kAkt = aListe.getContent();</text:p>
      <text:p text:style-name="P30"><text:s text:c="9"/>Console.println(kAkt.getNachname() + " " + kAkt.getVorname());</text:p>
      <text:p text:style-name="P30"><text:s text:c="9"/>aListe.next();</text:p>
      <text:p text:style-name="P30"><text:s text:c="9"/>anzahl++;</text:p>
      <text:p text:style-name="P30"><text:s text:c="6"/>}</text:p>
      <text:p text:style-name="P30"><text:s text:c="6"/>Console.println("(" + anzahl + " Kontakte im Adressbuch.)");</text:p>
      <text:p text:style-name="P30"><text:s text:c="6"/>Console.readln(); <text:s text:c="2"/></text:p>
      <text:p text:style-name="P30"><text:s text:c="3"/>}</text:p>
      <text:p text:style-name="P29">} <text:s text:c="2"/></text:p>
      <text:p text:style-name="P13"/>
      <text:p text:style-name="P13"/>
      <text:p text:style-name="P17">Aufgabe 3</text:p>
      <text:p text:style-name="P11"/>
      <text:p text:style-name="P27">public class AdressVerwaltung</text:p>
      <text:p text:style-name="P24">{</text:p>
      <text:p text:style-name="P23"><text:span text:style-name="T14"><text:s text:c="3"/>private Adressbuch a</text:span><text:span text:style-name="T15">Buch</text:span><text:span text:style-name="T14">;</text:span></text:p>
      <text:p text:style-name="P24"/>
      <text:p text:style-name="P27"><text:s text:c="3"/>public AdressVerwaltung()</text:p>
      <text:p text:style-name="P24"><text:s text:c="3"/>{</text:p>
      <text:p text:style-name="P23"><text:span text:style-name="T14"><text:s text:c="6"/>a</text:span><text:span text:style-name="T15">Buch</text:span><text:span text:style-name="T14"> = new Adressbuch();</text:span></text:p>
      <text:p text:style-name="P24"><text:s text:c="3"/>}</text:p>
      <text:p text:style-name="P24"/>
      <text:p text:style-name="P27"><text:s text:c="3"/>public void kontaktAnlegen()</text:p>
      <text:p text:style-name="P24"><text:s text:c="3"/>{</text:p>
      <text:p text:style-name="P24"><text:s text:c="6"/>String n, v, t, e;</text:p>
      <text:p text:style-name="P24"><text:s text:c="6"/>Kontakt k;</text:p>
      <text:p text:style-name="P24"/>
      <text:p text:style-name="P24"><text:s text:c="6"/>Console.println("== Neuen Kontakt hinzufügen ==");</text:p>
      <text:p text:style-name="P24"><text:s text:c="6"/>Console.print("Nachname: ");</text:p>
      <text:p text:style-name="P24"><text:s text:c="6"/>n = Console.read<text:span text:style-name="T18">ln</text:span>();</text:p>
      <text:p text:style-name="P24"><text:s text:c="6"/>Console.print("Vorname: <text:s/>");</text:p>
      <text:p text:style-name="P24"><text:s text:c="6"/>v = Console.read<text:span text:style-name="T18">ln</text:span>();</text:p>
      <text:p text:style-name="P24"><text:s text:c="6"/>Console.print("Telefon: <text:s/>");</text:p>
      <text:p text:style-name="P24"><text:s text:c="6"/>t = Console.read<text:span text:style-name="T18">ln</text:span>();</text:p>
      <text:p text:style-name="P24"><text:s text:c="6"/>Console.print("Email: <text:s text:c="3"/>");</text:p>
      <text:p text:style-name="P24"><text:s text:c="6"/>e = Console.read<text:span text:style-name="T18">ln</text:span>();</text:p>
      <text:p text:style-name="P24"><text:s text:c="8"/></text:p>
      <text:p text:style-name="P24"><text:s text:c="6"/>k = new Kontakt(n, v, t, e);</text:p>
      <text:p text:style-name="P23"><text:span text:style-name="T14"><text:s text:c="6"/>a</text:span><text:span text:style-name="T15">Buch</text:span><text:span text:style-name="T14">.einfügen(k);</text:span></text:p>
      <text:p text:style-name="P24"/>
      <text:p text:style-name="P24"><text:s text:c="6"/>Console.println("Kontakt hinzugefügt.");</text:p>
      <text:p text:style-name="P24"><text:s text:c="6"/>Console.readln();</text:p>
      <text:p text:style-name="P24"><text:s text:c="3"/>}</text:p>
      <text:p text:style-name="P27"/>
      <text:p text:style-name="P27"/>
      <text:p text:style-name="P33"><text:s text:c="3"/>public void kontaktDetails()</text:p>
      <text:p text:style-name="P24"><text:s text:c="3"/>{</text:p>
      <text:p text:style-name="P24"><text:s text:c="6"/>String name;</text:p>
      <text:p text:style-name="P24"><text:s text:c="6"/>Kontakt k;</text:p>
      <text:p text:style-name="P24"/>
      <text:p text:style-name="P24"><text:s text:c="6"/>Console.println("== Kontaktdetails ==");</text:p>
      <text:p text:style-name="P24"><text:s text:c="6"/>Console.print("Nachname: ");</text:p>
      <text:p text:style-name="P24"><text:s text:c="6"/>name = Console.read<text:span text:style-name="T18">ln</text:span>();</text:p>
      <text:p text:style-name="P24"/>
      <text:p text:style-name="P23"><text:span text:style-name="T14"><text:s text:c="6"/>k = a</text:span><text:span text:style-name="T15">Buch</text:span><text:span text:style-name="T14">.suchen(name);</text:span></text:p>
      <text:p text:style-name="P24"><text:s text:c="6"/>if (k != null)</text:p>
      <text:p text:style-name="P24"><text:s text:c="6"/>{</text:p>
      <text:p text:style-name="P24"><text:s text:c="9"/>Console.println(k.getNachname() + ", " + k.getVorname());</text:p>
      <text:p text:style-name="P24"><text:s text:c="9"/>Console.println("Telefon: " + k.getTelefon());</text:p>
      <text:p text:style-name="P24"><text:s text:c="9"/>Console.println("Email: <text:s text:c="2"/>" + k.getEmail());</text:p>
      <text:p text:style-name="P24"><text:s text:c="6"/>}</text:p>
      <text:p text:style-name="P24"><text:s text:c="6"/>else</text:p>
      <text:p text:style-name="P24"><text:s text:c="6"/>{</text:p>
      <text:p text:style-name="P24"><text:s text:c="9"/>Console.println("Es gibt keinen Kontakt mit diesem Namen.");</text:p>
      <text:p text:style-name="P24"><text:s text:c="6"/>}</text:p>
      <text:p text:style-name="P24"><text:s text:c="6"/>Console.readln();</text:p>
      <text:p text:style-name="P24"><text:s text:c="3"/>}</text:p>
      <text:p text:style-name="P24"/>
      <text:p text:style-name="P27"><text:s text:c="3"/>public void main()</text:p>
      <text:p text:style-name="P24"><text:s text:c="3"/>{</text:p>
      <text:p text:style-name="P24"><text:s text:c="6"/>int wahl;</text:p>
      <text:p text:style-name="P24"><text:s text:c="6"/>do</text:p>
      <text:p text:style-name="P24"><text:s text:c="6"/>{</text:p>
      <text:p text:style-name="P24"><text:s text:c="9"/>Console.clear();</text:p>
      <text:p text:style-name="P24"><text:s text:c="9"/>Console.println("== Adressbuch - Hauptmenü ==");</text:p>
      <text:p text:style-name="P24"><text:s text:c="9"/>Console.println("Wählen Sie einen der folgenden Punkte:");</text:p>
      <text:p text:style-name="P24"><text:s text:c="9"/>Console.println("1. Neuer Kontakt");</text:p>
      <text:p text:style-name="P24"><text:s text:c="9"/>Console.println("2. Kontakte auflisten");</text:p>
      <text:p text:style-name="P24"><text:s text:c="9"/>Console.println("3. Kontaktdetails");</text:p>
      <text:p text:style-name="P24"><text:s text:c="9"/>Console.println("4. Programm beenden");</text:p>
      <text:p text:style-name="P24"><text:s text:c="9"/>wahl = Console.readInt();</text:p>
      <text:p text:style-name="P24"><text:s text:c="9"/>if (wahl == 1)</text:p>
      <text:p text:style-name="P24"><text:s text:c="9"/>{</text:p>
      <text:p text:style-name="P24"><text:s text:c="12"/>kontaktAnlegen();</text:p>
      <text:p text:style-name="P24"><text:s text:c="9"/>}</text:p>
      <text:p text:style-name="P24"><text:s text:c="9"/>else if (wahl == 2)</text:p>
      <text:p text:style-name="P24"><text:s text:c="9"/>{</text:p>
      <text:p text:style-name="P23"><text:span text:style-name="T14"><text:s text:c="12"/>a</text:span><text:span text:style-name="T15">Buch</text:span><text:span text:style-name="T14">.namenAusgeben();</text:span></text:p>
      <text:p text:style-name="P24"><text:s text:c="9"/>}</text:p>
      <text:p text:style-name="P24"><text:s text:c="9"/>else if (wahl == 3)</text:p>
      <text:p text:style-name="P24"><text:s text:c="9"/>{</text:p>
      <text:p text:style-name="P24"><text:s text:c="12"/>kontaktDetails();</text:p>
      <text:p text:style-name="P24"><text:s text:c="9"/>}</text:p>
      <text:p text:style-name="P24"><text:s text:c="9"/>else if (wahl != 4)</text:p>
      <text:p text:style-name="P24"><text:s text:c="9"/>{</text:p>
      <text:p text:style-name="P24"><text:s text:c="12"/>Console.println("Falsche Eingabe"); </text:p>
      <text:p text:style-name="P24"><text:s text:c="9"/>}</text:p>
      <text:p text:style-name="P24"><text:s text:c="6"/>} while (wahl != 4);</text:p>
      <text:p text:style-name="P24"/>
      <text:p text:style-name="P24"><text:s text:c="6"/>Console.println("Auf Wiedersehen!");</text:p>
      <text:p text:style-name="P25"><text:s text:c="3"/>}</text:p>
      <text:p text:style-name="P25">}</text:p>
      <text:p text:style-name="P16"><text:soft-page-break/>Aufgabe <text:span text:style-name="T16">4</text:span></text:p>
      <text:p text:style-name="P10"/>
      <text:p text:style-name="P26">public void einfügen(Kontakt pk)</text:p>
      <text:p text:style-name="P22">{</text:p>
      <text:p text:style-name="P22"><text:s text:c="3"/>Kontakt kAkt;</text:p>
      <text:p text:style-name="P22"><text:s text:c="3"/>aListe.toFirst();</text:p>
      <text:p text:style-name="P22"><text:s text:c="3"/>while (aListe.hasAccess())</text:p>
      <text:p text:style-name="P22"><text:s text:c="3"/>{</text:p>
      <text:p text:style-name="P22"><text:s text:c="6"/>kAkt = aListe.getContent();</text:p>
      <text:p text:style-name="P22"><text:s text:c="6"/>if (pk.getNachname().compareTo(kAkt.getNachname()) &lt; 0)</text:p>
      <text:p text:style-name="P22"><text:s text:c="6"/>{</text:p>
      <text:p text:style-name="P22"><text:s text:c="9"/>aListe.insert(pk);</text:p>
      <text:p text:style-name="P22"><text:s text:c="9"/>return;</text:p>
      <text:p text:style-name="P22"><text:s text:c="6"/>}</text:p>
      <text:p text:style-name="P22"><text:s text:c="6"/>aListe.next();</text:p>
      <text:p text:style-name="P22"><text:s text:c="3"/>}</text:p>
      <text:p text:style-name="P22"><text:s text:c="3"/>aListe.append(pk);</text:p>
      <text:p text:style-name="P22">}</text:p>
      <text:p text:style-name="P22"/>
      <text:p text:style-name="P26">public Kontakt suchen(String pname)</text:p>
      <text:p text:style-name="P22">{</text:p>
      <text:p text:style-name="P22"><text:s text:c="3"/>Kontakt kAkt;</text:p>
      <text:p text:style-name="P22"/>
      <text:p text:style-name="P22"><text:s text:c="3"/>aListe.toFirst();</text:p>
      <text:p text:style-name="P22"><text:s text:c="3"/>while (aListe.hasAccess() == true)</text:p>
      <text:p text:style-name="P22"><text:s text:c="3"/>{</text:p>
      <text:p text:style-name="P22"><text:s text:c="6"/>kAkt = aListe.getContent();</text:p>
      <text:p text:style-name="P22"><text:s text:c="6"/>if (pname.equals(kAkt.getNachname()))</text:p>
      <text:p text:style-name="P22"><text:s text:c="6"/>{</text:p>
      <text:p text:style-name="P22"><text:s text:c="9"/>return kAkt;</text:p>
      <text:p text:style-name="P22"><text:s text:c="6"/>}</text:p>
      <text:p text:style-name="P22"><text:s text:c="6"/><text:span text:style-name="T13">if (pname.compareTo(kAkt.getNachname()) &lt; 0)</text:span></text:p>
      <text:p text:style-name="P22"><text:s text:c="6"/>{ </text:p>
      <text:p text:style-name="P22"><text:s text:c="9"/>return null;</text:p>
      <text:p text:style-name="P22"><text:s text:c="6"/>}</text:p>
      <text:p text:style-name="P22"><text:s text:c="6"/>aListe.next();</text:p>
      <text:p text:style-name="P22"><text:s text:c="3"/>}</text:p>
      <text:p text:style-name="P22"><text:s text:c="3"/>return null;</text:p>
      <text:p text:style-name="P22">}</text:p>
      <text:p text:style-name="P12"/>
      <text:p text:style-name="P12"/>
      <text:p text:style-name="P18">Aufgabe 5</text:p>
      <text:p text:style-name="P12"/>
      <text:p text:style-name="P14">Wenn die Liste des Adressbuchs für andere Klassen zur Verfügung stände, könnten diese Klassen mithilfe der Methoden der Klasse List an beliebiger Stelle Kontakte einfügen. Das würde dann die alphabetische Reihenfolge durcheinanderbringen. <text:span text:style-name="T19">Eine Folge wäre, dass </text:span>die Such-Funktion nicht mehr korrekt funktionier<text:span text:style-name="T19">t</text:span>, da diese abbricht, sobald der gesuchte Name alphabetisch VOR dem aktuellen Namen der Liste liegt. Aus diesem Grund sollte die Liste nur von Methoden der Klasse Adressbuch verändert werden.</text:p>
      <text:p text:style-name="P12"/>
      <text:p text:style-name="P12"/>
      <text:p text:style-name="P12"/>
      <text:p text:style-name="P12"/>
      <text:p text:style-name="P12"><draw:frame text:anchor-type="paragraph" draw:z-index="0" draw:name="Form1" draw:style-name="gr1" draw:text-style-name="P34" svg:width="1.795cm" svg:height="0.63cm" svg:x="15.196cm" svg:y="0.312cm"><draw:image xlink:href="Pictures/10000000000000580000001F196641809BB809C4.png" xlink:type="simple" xlink:show="embed" xlink:actuate="onLoad" loext:mime-type="image/png"><text:p/></draw:image></draw:frame></text:p>
      <text:p text:style-name="P19"><text:span text:style-name="T6">Autor: </text:span><text:span text:style-name="T3">Christian Pothmann – </text:span><text:a xlink:type="simple" xlink:href="https://cpothmann.de/" text:style-name="Internet_20_link" text:visited-style-name="Visited_20_Internet_20_Link"><text:span text:style-name="T3">c</text:span></text:a><text:a xlink:type="simple" xlink:href="https://cpothmann.de/" text:style-name="Internet_20_link" text:visited-style-name="Visited_20_Internet_20_Link"><text:span text:style-name="T4">pothmann.de</text:span></text:a><text:span text:style-name="T4">, </text:span><text:span text:style-name="T5">f</text:span><text:span text:style-name="T7">reigegeben unter </text:span><text:a xlink:type="simple" xlink:href="https://creativecommons.org/licenses/by-nc-sa/4.0/" text:style-name="Internet_20_link" text:visited-style-name="Visited_20_Internet_20_Link"><text:span text:style-name="T7">CC BY-NC-SA 4.0</text:span></text:a><text:span text:style-name="T7">, </text:span><text:span text:style-name="T9">Juli</text:span><text:span text:style-name="T8">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spitzen_20_1" draw:display-name="Linienspitzen 1"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6cebe5" officeooo:paragraph-rsid="00402aca"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718745"/>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Liste Methoden</text:span> – Lösung</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8:28:33.471000000</dc:date>
    <meta:editing-duration>PT10H25M52S</meta:editing-duration>
    <meta:editing-cycles>92</meta:editing-cycles>
    <meta:generator>LibreOffice/6.2.5.2$Windows_X86_64 LibreOffice_project/1ec314fa52f458adc18c4f025c545a4e8b22c159</meta:generator>
    <meta:document-statistic meta:table-count="2" meta:image-count="0" meta:object-count="0" meta:page-count="4" meta:paragraph-count="189" meta:word-count="563" meta:character-count="5086" meta:non-whitespace-character-count="3787"/>
  </office:meta>
</office:document-meta>
</file>